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193in" fo:border="0.06pt solid #e3e3e3"/>
      <style:text-properties officeooo:paragraph-rsid="000e2173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af847" officeooo:paragraph-rsid="000fe93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af847" officeooo:paragraph-rsid="000fe93d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paragraph-properties fo:padding="0.0193in" fo:border="0.06pt solid #e3e3e3"/>
      <style:text-properties officeooo:paragraph-rsid="000e2173"/>
    </style:style>
    <style:style style:name="P5" style:family="paragraph" style:parent-style-name="Text_20_body" style:list-style-name="L2">
      <style:paragraph-properties fo:margin-top="0in" fo:margin-bottom="0in" style:contextual-spacing="false" fo:padding="0.0193in" fo:border="0.06pt solid #e3e3e3"/>
      <style:text-properties officeooo:paragraph-rsid="000e2173"/>
    </style:style>
    <style:style style:name="T1" style:family="text">
      <style:text-properties loext:padding="0.0193in" loext:border="0.06pt solid #e3e3e3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urology department:</text:p>
      <text:p text:style-name="P2">- Specializes in diagnosing and treating nervous system conditions.</text:p>
      <text:p text:style-name="P2">- Led by Dr. Prayag Makwana, a top neurologist in Surat.</text:p>
      <text:p text:style-name="P2">- Offers comprehensive care for adult and pediatric neurological conditions.</text:p>
      <text:p text:style-name="P2">- Treats conditions like stroke, epilepsy, Parkinson's disease, and more.</text:p>
      <text:p text:style-name="P2">- Provides expert diagnosis, treatment, and management for neurological disord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0:23.412170950</meta:creation-date>
    <dc:date>2024-04-12T13:54:54.653825649</dc:date>
    <meta:editing-duration>PT1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2" meta:character-count="375" meta:non-whitespace-character-count="329"/>
  </office:meta>
</office:document-meta>
</file>